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gingBridge.debug( java . lang . String string , java . lang .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Bridge.forwardLogMessage( String level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Bridge.error( java . lang .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Bridge.warn( java . lang .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Bridge.isInfo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Bridge.info( java . lang .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Bridge.error( java . lang . String string , java . lang .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Bridge.isError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Bridge.debug( java . lang .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Bridge.setLogWorker( LogWorker logWor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Bridge.warn( java . lang . String string , java . lang .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Bridge.isDebug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Bridge.disableDe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Bridge.getChildLogger( java . lang .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Bridge.info( java . lang . String string , java . lang .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Bridge.getComponentLogger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Bridge.forwardLogException( String level , String message , Throwable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Bridge.fatalError( java . lang . String string , java . lang .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Bridge.fatalError( java . lang .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Bridge.isWarn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Bridge.isFatalError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